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17cm" style:rel-column-width="12402*"/>
    </style:style>
    <style:style style:name="Tabelle1.B" style:family="table-column">
      <style:table-column-properties style:column-width="1.39cm" style:rel-column-width="5358*"/>
    </style:style>
    <style:style style:name="Tabelle1.C" style:family="table-column">
      <style:table-column-properties style:column-width="3.087cm" style:rel-column-width="11899*"/>
    </style:style>
    <style:style style:name="Tabelle1.D" style:family="table-column">
      <style:table-column-properties style:column-width="1.499cm" style:rel-column-width="5779*"/>
    </style:style>
    <style:style style:name="Tabelle1.E" style:family="table-column">
      <style:table-column-properties style:column-width="1.102cm" style:rel-column-width="4249*"/>
    </style:style>
    <style:style style:name="Tabelle1.F" style:family="table-column">
      <style:table-column-properties style:column-width="1.3cm" style:rel-column-width="5011*"/>
    </style:style>
    <style:style style:name="Tabelle1.G" style:family="table-column">
      <style:table-column-properties style:column-width="1.61cm" style:rel-column-width="6208*"/>
    </style:style>
    <style:style style:name="Tabelle1.H" style:family="table-column">
      <style:table-column-properties style:column-width="3.794cm" style:rel-column-width="1462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2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1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2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3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4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5" style:family="paragraph" style:parent-style-name="Table_20_Contents">
      <style:text-properties fo:font-size="9pt" officeooo:rsid="003a9619" officeooo:paragraph-rsid="003a9619" style:font-size-asian="9pt" style:font-size-complex="9pt"/>
    </style:style>
    <style:style style:name="P16" style:family="paragraph" style:parent-style-name="Table_20_Contents">
      <style:text-properties fo:font-size="9pt" officeooo:rsid="0040e690" officeooo:paragraph-rsid="0040e690" style:font-size-asian="9pt" style:font-size-complex="9pt"/>
    </style:style>
    <style:style style:name="P17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18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19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0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40e690" officeooo:paragraph-rsid="0040e690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549b57" officeooo:paragraph-rsid="00549b57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normal" officeooo:rsid="002d87f6" officeooo:paragraph-rsid="002d87f6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officeooo:paragraph-rsid="001e4af1"/>
    </style:style>
    <style:style style:name="P29" style:family="paragraph" style:parent-style-name="Table_20_Contents">
      <style:text-properties officeooo:paragraph-rsid="0024ef68"/>
    </style:style>
    <style:style style:name="P30" style:family="paragraph" style:parent-style-name="Table_20_Contents">
      <style:text-properties officeooo:paragraph-rsid="002d87f6"/>
    </style:style>
    <style:style style:name="T1" style:family="text">
      <style:text-properties fo:font-size="9pt" officeooo:rsid="001de8fc" style:font-size-asian="9pt" style:font-size-complex="9pt"/>
    </style:style>
    <style:style style:name="T2" style:family="text">
      <style:text-properties fo:font-size="9pt" officeooo:rsid="001e4af1" style:font-size-asian="9pt" style:font-size-complex="9pt"/>
    </style:style>
    <style:style style:name="T3" style:family="text">
      <style:text-properties fo:font-size="9pt" officeooo:rsid="005b0375" style:font-size-asian="9pt" style:font-size-complex="9pt"/>
    </style:style>
    <style:style style:name="T4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5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47916a" style:font-size-asian="9pt" style:font-weight-asian="normal" style:font-size-complex="9pt" style:font-weight-complex="normal"/>
    </style:style>
    <style:style style:name="T7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1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2" style:family="text">
      <style:text-properties officeooo:rsid="001e4a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f1fb3"/>
    </style:style>
    <style:style style:name="T15" style:family="text">
      <style:text-properties officeooo:rsid="00300e4e"/>
    </style:style>
    <style:style style:name="T16" style:family="text">
      <style:text-properties officeooo:rsid="00301b6c"/>
    </style:style>
    <style:style style:name="T17" style:family="text">
      <style:text-properties officeooo:rsid="0032ec89"/>
    </style:style>
    <style:style style:name="T18" style:family="text">
      <style:text-properties officeooo:rsid="00364428"/>
    </style:style>
    <style:style style:name="T19" style:family="text">
      <style:text-properties officeooo:rsid="003b426a"/>
    </style:style>
    <style:style style:name="T20" style:family="text">
      <style:text-properties officeooo:rsid="0047916a"/>
    </style:style>
    <style:style style:name="T21" style:family="text">
      <style:text-properties officeooo:rsid="005cf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4">Literature &amp; Application</text:p>
          </table:table-cell>
          <table:table-cell table:style-name="Tabelle1.A1" office:value-type="string">
            <text:p text:style-name="P23">Routing</text:p>
          </table:table-cell>
          <table:table-cell table:style-name="Tabelle1.A1" office:value-type="string">
            <text:p text:style-name="P23">Uncertainty</text:p>
          </table:table-cell>
          <table:table-cell table:style-name="Tabelle1.A1" table:number-columns-spanned="4" office:value-type="string">
            <text:p text:style-name="P23"><text:span text:style-name="T18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26">Offline Approaches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Temporal</text:p>
          </table:table-cell>
          <table:table-cell table:style-name="Tabelle1.A2" office:value-type="string">
            <text:p text:style-name="P13">Spatial</text:p>
          </table:table-cell>
          <table:table-cell table:style-name="Tabelle1.A2" office:value-type="string">
            <text:p text:style-name="P13">Routing</text:p>
          </table:table-cell>
          <table:table-cell table:style-name="Tabelle1.A2" office:value-type="string">
            <text:p text:style-name="P13">Processing</text:p>
          </table:table-cell>
          <table:table-cell table:style-name="Tabelle1.H2" office:value-type="string">
            <text:p text:style-name="P27"/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">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3">Requests,</text:p>
            <text:p text:style-name="P3">Travel/<text:span text:style-name="T17">Service</text:span> times, Processing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30"><text:span text:style-name="T5">Ensemble Learning</text:span><text:span text:style-name="T4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<text:span text:style-name="T15">T</text:span>ravel/<text:span text:style-name="T17">Service </text:span>times, <text:span text:style-name="T15">P</text:span>rocess<text:span text:style-name="T16">ing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3">Y</text:p>
          </table:table-cell>
          <table:table-cell table:style-name="Tabelle1.H2" office:value-type="string">
            <text:p text:style-name="P27">Deep Learning (ANN)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0"><text:span text:style-name="T4">Linear </text:span><text:span text:style-name="T5">models, </text:span><text:span text:style-name="T6">SVR</text:span><text:span text:style-name="T5">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2">Chen et al. (2004)</text:p>
            <text:p text:style-name="P12">(Public Transit Systems)</text:p>
          </table:table-cell>
          <table:table-cell table:style-name="Tabelle1.A2" office:value-type="string">
            <text:p text:style-name="P16">Trips</text:p>
          </table:table-cell>
          <table:table-cell table:style-name="Tabelle1.A2" office:value-type="string">
            <text:p text:style-name="P12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5"/>
          </table:table-cell>
          <table:table-cell table:style-name="Tabelle1.H2" office:value-type="string">
            <text:p text:style-name="P19">Deep Learning (ANN)</text:p>
          </table:table-cell>
        </table:table-row>
        <table:table-row>
          <table:table-cell table:style-name="Tabelle1.A2" office:value-type="string">
            <text:p text:style-name="P10">Vanajakshi et al. (2007)</text:p>
            <text:p text:style-name="P10">(Traffic Information Systems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10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H2" office:value-type="string">
            <text:p text:style-name="P18">S<text:span text:style-name="T20">upport Vector Regression</text:span>, 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2">et al.</text:span> <text:span text:style-name="T12"><text:s/>(2016)</text:span> (<text:span text:style-name="T12">Traffic Information System</text:span><text:span text:style-name="T21">s</text:span><text:span text:style-name="T1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4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7">Jindal et al. (2017) 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14">(ANN)</text:span></text:p>
          </table:table-cell>
        </table:table-row>
        <table:table-row>
          <table:table-cell table:style-name="Tabelle1.A2" office:value-type="string">
            <text:p text:style-name="P17">Huang et al. (2018) </text:p>
            <text:p text:style-name="P17">(Taxi travel time prediction) 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 </text:span>times 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8"><text:span text:style-name="T1">(</text:span><text:span text:style-name="T2">Traffic Information System</text:span><text:span text:style-name="T3">s</text:span><text:span text:style-name="T2">)</text:span>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9">Service </text:span>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 table:style-name="Tabelle1.12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6">OD</text:p>
          </table:table-cell>
          <table:table-cell table:style-name="Tabelle1.A2" office:value-type="string">
            <text:p text:style-name="P7">Travel/<text:span text:style-name="T17">Service</text:span> times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13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1">Ensemble Learning (GBDT)</text:p>
          </table:table-cell>
        </table:table-row>
        <table:table-row>
          <table:table-cell table:style-name="Tabelle1.A2" office:value-type="string">
            <text:p text:style-name="P20">This paper<text:span text:style-name="T13"> </text:span></text:p>
            <text:p text:style-name="P21">(Restaurant Meal Delivery)</text:p>
          </table:table-cell>
          <table:table-cell table:style-name="Tabelle1.A2" office:value-type="string">
            <text:p text:style-name="P25">Trips</text:p>
          </table:table-cell>
          <table:table-cell table:style-name="Tabelle1.A2" office:value-type="string">
            <text:p text:style-name="P21">Requests, </text:p>
            <text:p text:style-name="P21">Travel/Service Times, Processing Times 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A2" office:value-type="string">
            <text:p text:style-name="P22">Y</text:p>
          </table:table-cell>
          <table:table-cell table:style-name="Tabelle1.H2" office:value-type="string">
            <text:p text:style-name="P29"><text:span text:style-name="T9">Ensemble Learning </text:span><text:span text:style-name="T11">(GBDT &amp; RF)</text:span><text:span text:style-name="T7">, </text:span><text:span text:style-name="T8">Deep Learning </text:span><text:span text:style-name="T10">(ANN)</text:span><text:span text:style-name="T7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0-12-18T15:05:06.027548480</dc:date>
    <meta:editing-duration>PT5H58M39S</meta:editing-duration>
    <meta:editing-cycles>19</meta:editing-cycles>
    <meta:generator>LibreOffice/6.4.6.2$Linux_X86_64 LibreOffice_project/40$Build-2</meta:generator>
    <meta:document-statistic meta:table-count="1" meta:image-count="0" meta:object-count="0" meta:page-count="1" meta:paragraph-count="91" meta:word-count="204" meta:character-count="1341" meta:non-whitespace-character-count="1213"/>
  </office:meta>
</office:document-meta>
</file>